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0000001E0BF7D424F9ACD453F.png" manifest:media-type="image/png"/>
  <manifest:file-entry manifest:full-path="Pictures/1000000000000240000001E032FBCD53094DFA00.pdf" manifest:media-type="application/pdf"/>
  <manifest:file-entry manifest:full-path="Pictures/10000000000002400000015072F08DE2BA99E11F.png" manifest:media-type="image/png"/>
  <manifest:file-entry manifest:full-path="Pictures/1000000000000240000001500622087B09201419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032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187cm" svg:height="5.619cm" svg:x="6.842cm" svg:y="1cm">
          <draw:image xlink:href="Pictures/1000000000000240000001500622087B09201419.pdf" xlink:type="simple" xlink:show="embed" xlink:actuate="onLoad" loext:mime-type="application/pdf">
            <text:p/>
          </draw:image>
          <draw:image xlink:href="Pictures/10000000000002400000015072F08DE2BA99E11F.png" xlink:type="simple" xlink:show="embed" xlink:actuate="onLoad" loext:mime-type="image/png"/>
        </draw:frame>
        <draw:frame draw:style-name="gr2" draw:text-style-name="P1" draw:layer="layout" svg:width="6.743cm" svg:height="5.619cm" svg:x="0.238cm" svg:y="1.001cm">
          <draw:image xlink:href="Pictures/1000000000000240000001E032FBCD53094DFA00.pdf" xlink:type="simple" xlink:show="embed" xlink:actuate="onLoad" loext:mime-type="application/pdf">
            <text:p/>
          </draw:image>
          <draw:image xlink:href="Pictures/1000000000000240000001E0BF7D424F9ACD453F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3-02-27T14:24:56.527896818</meta:creation-date>
    <dc:date>2023-02-27T14:28:11.592253459</dc:date>
    <dc:creator>Collin </dc:creator>
    <meta:editing-duration>PT3M15S</meta:editing-duration>
    <meta:editing-cycles>1</meta:editing-cycles>
    <meta:document-statistic meta:object-count="2"/>
    <meta:generator>LibreOffice/6.4.7.2$Linux_X86_64 LibreOffice_project/40$Build-2</meta:generator>
  </office:meta>
</office:document-meta>
</file>